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2pt" style:font-size-asian="12pt"/>
    </style:style>
    <style:style style:name="P2" style:parent-style-name="Normal" style:family="paragraph">
      <style:text-properties fo:font-weight="bold" style:font-weight-asian="bold" fo:font-size="12pt" style:font-size-asian="12pt"/>
    </style:style>
    <style:style style:name="P3" style:parent-style-name="Normal" style:family="paragraph">
      <style:text-properties fo:font-weight="bold" style:font-weight-asian="bold" fo:font-size="12pt" style:font-size-asian="12pt"/>
    </style:style>
  </office:automatic-styles>
  <office:body>
    <office:text text:use-soft-page-breaks="true">
      <text:p text:style-name="P1">Smell Detection<text:s/></text:p>
      <text:p text:style-name="Normal">Name:<text:s/>Duplicate Code</text:p>
      <text:p text:style-name="Normal">Location: &lt;<text:s/>Model&gt;‐&lt;<text:s/>set_up_class.py&gt;‐&lt;<text:s/>SetUp&gt;‐&lt;<text:s/>set_over_string&gt;‐&lt; Line31<text:s/>and<text:s/>51&gt;</text:p>
      <text:p text:style-name="Normal">Location: &lt;<text:s/>Model&gt;‐&lt;<text:s/>set_up_class.py&gt;‐&lt;<text:s/>SetUp&gt;‐&lt;<text:s/>set_over_string&gt;‐&lt; Line31<text:s/>and<text:s/>51&gt;</text:p>
      <text:p text:style-name="Normal">Location: &lt;<text:s/>Model&gt;‐&lt;<text:s/>set_up_class.py&gt;‐&lt;<text:s/>SetUp&gt;‐&lt;<text:s/>set_over_string&gt;‐&lt; Line31<text:s/>and<text:s/>51&gt;</text:p>
      <text:p text:style-name="Normal">Location: &lt;<text:s/>Model&gt;‐&lt;<text:s/>set_up_class.py&gt;‐&lt;<text:s/>SetUp&gt;‐&lt;<text:s/>set_over_string&gt;‐&lt; Line31<text:s/>and<text:s/>51&gt;</text:p>
      <text:p text:style-name="Normal"/>
      <text:p text:style-name="Normal">Reasons:</text:p>
      <text:p text:style-name="Normal">1. this method is<text:s/></text:p>
      <text:p text:style-name="Normal">2.<text:s/></text:p>
      <text:p text:style-name="Normal">…</text:p>
      <text:p text:style-name="Normal">Strategies/ approaches:<text:s/></text:p>
      <text:p text:style-name="Normal">I pulled up the public fields in the SetUp class as need to remove the duplicate code and have it be a higher level. This will give me a sub class for each function of the program and help me remove code<text:s/></text:p>
      <text:p text:style-name="Normal"/>
      <text:p text:style-name="Normal"/>
      <text:p text:style-name="Normal"/>
      <text:p text:style-name="Normal"/>
      <text:p text:style-name="Normal">Name: Dead code</text:p>
      <text:p text:style-name="Normal">Location: &lt;<text:s/>Model&gt;‐&lt;<text:s/>set_up_class.py&gt;‐&lt;<text:s/>SetUp&gt;‐&lt;<text:s/>set_over_string&gt;‐&lt; Line31<text:s/>and<text:s/>51&gt;</text:p>
      <text:p text:style-name="Normal">Reasons:</text:p>
      <text:p text:style-name="Normal">1. this method is<text:s/></text:p>
      <text:p text:style-name="Normal">2. …</text:p>
      <text:p text:style-name="Normal">…</text:p>
      <text:p text:style-name="Normal">Strategies/ approaches: &lt;e.g., extract method&gt;</text:p>
      <text:p text:style-name="Normal"/>
      <text:p text:style-name="Normal"/>
      <text:p text:style-name="Normal">Name:<text:s/>Switch Statements</text:p>
      <text:p text:style-name="Normal">Location: &lt;<text:s/>Model&gt;‐&lt;<text:s/>set_up_class.py&gt;‐&lt;<text:s/>SetUp&gt;‐&lt;<text:s/>set_over_string&gt;‐&lt; Line31<text:s/>and<text:s/>51&gt;</text:p>
      <text:p text:style-name="Normal">Reasons:</text:p>
      <text:p text:style-name="Normal">1. this method is<text:s/></text:p>
      <text:soft-page-break/>
      <text:p text:style-name="Normal">2. …</text:p>
      <text:p text:style-name="Normal">…</text:p>
      <text:p text:style-name="Normal">Strategies/ approaches: &lt;e.g., extract method&gt;</text:p>
      <text:p text:style-name="Normal"/>
      <text:p text:style-name="Normal"/>
      <text:p text:style-name="P2">Tests Development</text:p>
      <text:p text:style-name="Normal"/>
      <text:p text:style-name="Normal">Jfdslkaf</text:p>
      <text:p text:style-name="Normal"/>
      <text:p text:style-name="Normal">Jdsflkjs</text:p>
      <text:p text:style-name="Normal"/>
      <text:p text:style-name="P3">Refactoring<text:s/></text:p>
      <text:p text:style-name="Normal">gsdfgfd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Z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on Broekman</meta:initial-creator>
    <dc:creator>Simon Broekman</dc:creator>
    <meta:creation-date>2019-04-21T22:56:00Z</meta:creation-date>
    <dc:date>2019-04-22T03:55:00Z</dc:date>
    <meta:template xlink:href="Normal.dotm" xlink:type="simple"/>
    <meta:editing-cycles>2</meta:editing-cycles>
    <meta:editing-duration>PT16500S</meta:editing-duration>
    <meta:document-statistic meta:page-count="2" meta:paragraph-count="2" meta:word-count="160" meta:character-count="1072" meta:row-count="7" meta:non-whitespace-character-count="914"/>
  </office:meta>
</office:document-meta>
</file>